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el_threshold_100" table:style-name="ta1">
        <table:shapes>
          <draw:frame draw:z-index="0" draw:style-name="gr1" draw:text-style-name="P1" svg:width="210.6mm" svg:height="106.5mm" svg:x="144.02mm" svg:y="36.64mm">
            <loext:p draw:notify-on-update-of-ranges="model_threshold_100.B1:model_threshold_100.B1 model_threshold_100.B2:model_threshold_100.B1316 model_threshold_100.A1:model_threshold_100.A1 model_threshold_100.A2:model_threshold_100.A13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I (-dBM)</text:p>
          </table:table-cell>
          <table:table-cell office:value-type="string" calcext:value-type="string">
            <text:p>No. of Packets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23:50:41.871058944</dc:date>
    <meta:editing-duration>PT1S</meta:editing-duration>
    <meta:editing-cycles>1</meta:editing-cycles>
    <meta:document-statistic meta:table-count="1" meta:cell-count="26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40" chart:maximum="-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2pt" fo:font-weight="bold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column-mapping="1 0" chart:style-name="ch1">
        <chart:legend svg:x="4.277cm" svg:y="0.202cm" style:legend-expansion="custom" chartooo:width="12.506cm" chartooo:height="1.179cm" style:legend-expansion-aspect-ratio="10.607294317218" chart:style-name="ch2"/>
        <chart:plot-area chart:style-name="ch3" table:cell-range-address="model_threshold_100.A1:model_threshold_100.B1316" chart:data-source-has-labels="row" svg:x="2.074cm" svg:y="2.368cm" svg:width="17.296cm" svg:height="6.53cm">
          <chartooo:coordinate-region svg:x="3.278cm" svg:y="2.595cm" svg:width="14.993cm" svg:height="5.1cm"/>
          <chart:axis chart:dimension="x" chart:name="primary-x" chart:style-name="ch4">
            <chart:title svg:x="7.949cm" svg:y="9.111cm" chart:style-name="ch5">
              <text:p>Time (seconds)</text:p>
            </chart:title>
          </chart:axis>
          <chart:axis chart:dimension="y" chart:name="primary-y" chart:style-name="ch6">
            <chart:title svg:x="0.435cm" svg:y="8.261cm" chart:style-name="ch7">
              <text:p>No. of Packets</text:p>
            </chart:title>
            <chart:grid chart:style-name="ch8" chart:class="major"/>
          </chart:axis>
          <chart:axis chart:dimension="y" chart:name="secondary-y" chart:style-name="ch9">
            <chart:title svg:x="19.791cm" svg:y="6.607cm" chart:style-name="ch7">
              <text:p>RSSI</text:p>
            </chart:title>
          </chart:axis>
          <chart:series chart:attached-axis="primary-y" chart:style-name="ch10" chart:values-cell-range-address="model_threshold_100.B2:model_threshold_100.B1316" chart:label-cell-address="model_threshold_100.B1:model_threshold_100.B1" chart:class="chart:bar">
            <chart:data-point chart:repeated="1315"/>
          </chart:series>
          <chart:series chart:attached-axis="secondary-y" chart:style-name="ch11" chart:values-cell-range-address="model_threshold_100.A2:model_threshold_100.A1316" chart:label-cell-address="model_threshold_100.A1:model_threshold_100.A1" chart:class="chart:line">
            <chart:data-point chart:repeated="13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Packets</text:p>
                <draw:g>
                  <svg:desc>model_threshold_100.B1:model_threshold_100.B1</svg:desc>
                </draw:g>
              </table:table-cell>
              <table:table-cell office:value-type="string">
                <text:p>RSSI (-dBM)</text:p>
                <draw:g>
                  <svg:desc>model_threshold_100.A1:model_threshold_100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model_threshold_100.B2:model_threshold_100.B1316</svg:desc>
                </draw:g>
              </table:table-cell>
              <table:table-cell office:value-type="float" office:value="-99">
                <text:p>-99</text:p>
                <draw:g>
                  <svg:desc>model_threshold_100.A2:model_threshold_100.A1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0">
                <text:p>129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76">
                <text:p>14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76">
                <text:p>147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76">
                <text:p>14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